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Times"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5"><text:span text:style-name="T2">鄭豐遠</text:span><text:span text:style-name="T3"><text:s/>  |  2020.02.03 21:11   |   </text:span><text:a xlink:type="simple" xlink:href="http://palinfo.habago.org/Entry?Command=Information_PrintForum&amp;iPage=1#FORUM38627"><text:span text:style-name="T4">#</text:span></text:a></text:p>
      <text:p text:style-name="P6"><text:span text:style-name="T3">亦鳴，</text:span><text:span text:style-name="T5"><text:line-break/><text:line-break/></text:span><text:span text:style-name="T3">這個版面只有一條規矩，尊重人，不談那些不能談的。至於其他愛講什麼就講什麼，沒什麼不能批評的，包括共產黨。我不明白為什麼不能批評共產黨，如果批評得有道理的話。</text:span><text:span text:style-name="T5"><text:line-break/><text:line-break/></text:span><text:span text:style-name="T3">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5"><text:line-break/><text:line-break/></text:span><text:span text:style-name="T3">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5"><text:line-break/><text:line-break/></text:span><text:span text:style-name="T3">我去過中國多次，而且我個人事業慢慢開始與中國緊密結合，我並非只是一個講中國風涼話的吃瓜群眾。中國不完美，問題很多，有批評才有進步。</text:span><text:span text:style-name="T5"><text:line-break/><text:line-break/></text:span><text:span text:style-name="T3">我自己也是一個體弱多病之人，活在澳洲這種不把防疫當一回事的國家其實非常危險，說來話長，有空再說。總之祝你身體早日康復，生活都能步上正軌。</text:span><text:span text:style-name="T5"><text:line-break/><text:line-break/></text:span><text:span text:style-name="T3">豐遠</text:span></text:p>
      <text:p text:style-name="P5"><text:span text:style-name="T2">林炤育</text:span><text:span text:style-name="T3"><text:s/>  |  2020.02.03 20:48   |   </text:span><text:a xlink:type="simple" xlink:href="http://palinfo.habago.org/Entry?Command=Information_PrintForum&amp;iPage=1#FORUM38626"><text:span text:style-name="T4">#</text:span></text:a></text:p>
      <text:p text:style-name="P7"><text:span text:style-name="T2">城市生了病不可怕，我</text:span><text:span text:style-name="T6">们的心不能生病。</text:span><text:span text:style-name="T3"><text:line-break/>https://youtu.be/ExBW_FHGHjk<text:line-break/><text:line-break/></text:span><text:span text:style-name="T2">美国</text:span><text:span text:style-name="T6">细菌战黑历史</text:span><text:span text:style-name="T3"><text:line-break/>https://youtu.be/C-GF6fSuqxk<text:line-break/>https://youtu.be/LTYyhkNfyDE<text:line-break/><text:line-break/></text:span><text:span text:style-name="T2">美国陷阱</text:span><text:span text:style-name="T3"><text:line-break/>https://youtu.be/Ye6WlroO9NY</text:span></text:p>
      <text:p text:style-name="P5"><text:span text:style-name="T2">秉叡</text:span><text:span text:style-name="T3"><text:s/>  |  2020.02.03 18:20   |   </text:span><text:a xlink:type="simple" xlink:href="http://palinfo.habago.org/Entry?Command=Information_PrintForum&amp;iPage=1#FORUM38625"><text:span text:style-name="T4">#</text:span></text:a></text:p>
      <text:p text:style-name="P6"><text:span text:style-name="T3">劉燕婷觀點：被反中消費的新疆，被外行出征的學者</text:span><text:span text:style-name="T5"><text:line-break/><text:line-break/></text:span><text:span text:style-name="T3">劉燕婷</text:span><text:span text:style-name="T5"><text:s/>+ </text:span><text:span text:style-name="T3">追蹤</text:span><text:span text:style-name="T5"><text:s/>2020-02-02 07:10<text:line-break/><text:line-break/>2020</text:span><text:span text:style-name="T3">年</text:span><text:span text:style-name="T5">1</text:span><text:span text:style-name="T3">月</text:span><text:span text:style-name="T5">17</text:span><text:span text:style-name="T3">日，公視《主題之夜》於晚間首播紀錄片《新疆再教育營》（</text:span><text:span text:style-name="T5">Tell the World</text:span><text:span text:style-name="T3">），節目總長約</text:span><text:span text:style-name="T5">80</text:span><text:span text:style-name="T3">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5"><text:line-break/><text:line-break/></text:span><text:span text:style-name="T3">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5"><text:line-break/><text:line-break/></text:span><text:span text:style-name="T3">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5"><text:line-break/><text:line-break/><text:line-break/></text:span><text:span text:style-name="T3">遠在天邊的伊斯蘭與新疆</text:span><text:span text:style-name="T5"><text:line-break/><text:line-break/></text:span><text:span text:style-name="T3">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5"><text:line-break/><text:line-break/></text:span><text:span text:style-name="T3">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5"><text:line-break/><text:line-break/></text:span><text:span text:style-name="T3">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5"><text:line-break/><text:line-break/></text:span><text:span text:style-name="T3">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5"><text:line-break/><text:line-break/></text:span><text:span text:style-name="T3">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5"><text:line-break/><text:line-break/></text:span><text:span text:style-name="T3">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5"><text:line-break/><text:line-break/><text:line-break/><text:line-break/></text:span><text:span text:style-name="T3">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5">10%</text:span><text:span text:style-name="T3">，另外以</text:span><text:span text:style-name="T5">1944</text:span><text:span text:style-name="T3">－</text:span><text:span text:style-name="T5">49</text:span><text:span text:style-name="T3">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5"><text:line-break/><text:line-break/></text:span><text:span text:style-name="T3">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5">TIP</text:span><text:span text:style-name="T3">、</text:span><text:span text:style-name="T5">ETLO</text:span><text:span text:style-name="T3">等激進派劃清界線。美國介入之果，就是削弱其團結，並孤立東突運動中的恐怖勢力，致使「反恐」一詞為中共維穩所用。</text:span><text:span text:style-name="T5"><text:line-break/><text:line-break/></text:span><text:span text:style-name="T3">反中氛圍下的「謎之自信」</text:span><text:span text:style-name="T5"><text:line-break/><text:line-break/></text:span><text:span text:style-name="T3">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5">F=ma</text:span><text:span text:style-name="T3">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5"><text:line-break/><text:line-break/></text:span><text:span text:style-name="T3">且吳教授真為中共說話了嗎？公視現下雖已下架訪談，但筆者當日全程收看完整版的紀錄片與訪談，且詳實記錄全部內容，平心而論，多數網友的攻擊，已非知識水平不足，而是理解能力有問題，例如：</text:span><text:span text:style-name="T5"><text:line-break/><text:line-break/>1.</text:span><text:span text:style-name="T3">談新疆清真寺拆除事件</text:span><text:span text:style-name="T5"><text:line-break/><text:line-break/></text:span><text:span text:style-name="T3">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5"><text:line-break/><text:line-break/></text:span><text:span text:style-name="T3">結果網友聽後，便發出以下怒吼：</text:span><text:span text:style-name="T5"><text:line-break/><text:line-break/></text:span><text:span text:style-name="T3">「就算清真寺是違章建築，就該被官方拆除嗎？」</text:span><text:span text:style-name="T5"><text:line-break/><text:line-break/></text:span><text:span text:style-name="T3">「所以對這位吳教授來說，中共禁絕所有宗教，不單單禁止伊斯蘭教，就沒問題？我看他根本就想說這些宗教既然不支持共產黨統治，就是邪教吧？」</text:span><text:span text:style-name="T5"><text:line-break/><text:line-break/></text:span><text:span text:style-name="T3">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5"><text:line-break/><text:line-break/>2. </text:span><text:span text:style-name="T3">對再教育營的看法</text:span><text:span text:style-name="T5"><text:line-break/><text:line-break/></text:span><text:span text:style-name="T3">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5"><text:line-break/><text:line-break/></text:span><text:span text:style-name="T3">結果網友聽了之後，完全略過吳教授原話前半段對中共統治傳統的介紹、對此政策效用的不肯定，而是緊扣最後那句，大肆攻伐：</text:span><text:span text:style-name="T5"><text:line-break/><text:line-break/></text:span><text:span text:style-name="T3">「他竟說再教育營不是集中營！」</text:span><text:span text:style-name="T5"><text:line-break/><text:line-break/></text:span><text:span text:style-name="T3">「他竟幫中共暴政擦脂抹粉！」</text:span><text:span text:style-name="T5"><text:line-break/><text:line-break/></text:span><text:span text:style-name="T3">接著就是起底吳教授過去寫的族群政治專業學術文章，作為其替中共說話的鐵證，進而瘋狂跳針質疑：</text:span><text:span text:style-name="T5"><text:line-break/><text:line-break/></text:span><text:span text:style-name="T3">「台灣不是沒有維吾爾人，應該也不可能找不到對新疆更熟悉的學者專家，為什麼找一個只知道過去歷史、卻對近期發展完全一無所知的人？」</text:span><text:span text:style-name="T5"><text:line-break/><text:line-break/></text:span><text:span text:style-name="T3">「這種震撼彈般的影片，卻找了這種立場的學者對談，是要造成什麼效果？」</text:span><text:span text:style-name="T5"><text:line-break/><text:line-break/></text:span><text:span text:style-name="T3">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5"><text:line-break/><text:line-break/></text:span><text:span text:style-name="T3">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5"><text:line-break/><text:line-break/></text:span><text:span text:style-name="T3">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5"><text:line-break/></text:span><text:span text:style-name="T3">不會在意。</text:span><text:span text:style-name="T5"><text:line-break/><text:line-break/></text:span><text:span text:style-name="T3">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5"><text:line-break/><text:line-break/><text:line-break/><text:line-break/></text:span><text:span text:style-name="T3">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5"><text:line-break/><text:line-break/><text:line-break/></text:span><text:span text:style-name="T3">公視應該改名</text:span><text:span text:style-name="T5"><text:line-break/><text:line-break/><text:line-break/></text:span><text:span text:style-name="T3">新疆研究相當難做</text:span><text:span text:style-name="T5"><text:s/></text:span><text:span text:style-name="T3">，現下美中學界相互對峙，遂讓不願一味遵循「自古以來」、「中國殖民」兩大範式的學者處境日趨艱辛，倘若觀眾真把吳教授過往的新疆研究作品與訪談看過一遍</text:span><text:span text:style-name="T5"><text:s/></text:span><text:span text:style-name="T3">，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5"><text:line-break/><text:line-break/></text:span><text:span text:style-name="T3">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5"><text:line-break/><text:line-break/></text:span><text:span text:style-name="T3">在常識失落的年代，學者與媒體更該守住底線，但公視不幸做了最壞示範。</text:span><text:span text:style-name="T5">1</text:span><text:span text:style-name="T3">月</text:span><text:span text:style-name="T5">17</text:span><text:span text:style-name="T3">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5"><text:line-break/><text:line-break/></text:span><text:span text:style-name="T3">＊作者為《中東研究通訊》專欄主筆與《端傳媒》特約撰稿人，曾負笈科威特</text:span><text:span text:style-name="T5"><text:line-break/>https://www.storm.mg/article/2234333</text:span></text:p>
      <text:p text:style-name="P5"><text:span text:style-name="T2">蔡亦</text:span><text:span text:style-name="T6">鸣</text:span><text:span text:style-name="T3"><text:s/>  |  2020.02.03 16:34   |   </text:span><text:a xlink:type="simple" xlink:href="http://palinfo.habago.org/Entry?Command=Information_PrintForum&amp;iPage=1#FORUM38624"><text:span text:style-name="T4">#</text:span></text:a></text:p>
      <text:p text:style-name="P8"><text:span text:style-name="T2">老羊，我也是江西人，对你那位大</text:span><text:span text:style-name="T3">陆朋友。我与有荣焉。</text:span><text:span text:style-name="T5"><text:line-break/></text:span><text:span text:style-name="T2">今天看到的一段</text:span><text:span text:style-name="T3">话。</text:span><text:span text:style-name="T5"><text:line-break/></text:span><text:span text:style-name="T2">病毒太小了，看不见。所以要用</text:span><text:span text:style-name="T3">试剂盒。试剂盒是怎么检测的呢？先用聚合酶链式反应，把病毒核酸的数量放大。然后用荧光染料染色，让病毒核酸变得鲜艳耀眼。</text:span><text:span text:style-name="T5"><text:s/></text:span><text:span text:style-name="T2">灾</text:span><text:span text:style-name="T3">难就像试剂盒，会让一切放大，变得更鲜艳耀眼。于是我们看到了前所未见的美好和善良，以及难以置信的愚蠢和丑恶。其实这些平时也在那里。</text:span><text:span text:style-name="T5"><text:s/><text:line-break/></text:span></text:p>
      <text:p text:style-name="P5"><text:span text:style-name="T2">蔡亦</text:span><text:span text:style-name="T6">鸣</text:span><text:span text:style-name="T3"><text:s/>  |  2020.02.03 15:10   |   </text:span><text:a xlink:type="simple" xlink:href="http://palinfo.habago.org/Entry?Command=Information_PrintForum&amp;iPage=1#FORUM38623"><text:span text:style-name="T4">#</text:span></text:a></text:p>
      <text:p text:style-name="P9"><text:span text:style-name="T2">秀慧，我</text:span><text:span text:style-name="T3">为你难过，因为台湾的现状实在太糟。</text:span><text:span text:style-name="T5">817</text:span><text:span text:style-name="T2">万的蠢蛋统治了台湾，</text:span><text:span text:style-name="T3">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5">90%</text:span><text:span text:style-name="T2">，只用交一千。）可</text:span><text:span text:style-name="T3">问题是连做的差的也要自豪？湖北省在我心里的印象一直不佳，韩国瑜的高雄满是坑洞</text:span><text:span text:style-name="T5"><text:s/></text:span><text:span text:style-name="T2">高雄又老又</text:span><text:span text:style-name="T3">穷</text:span><text:span text:style-name="T5"><text:s/></text:span><text:span text:style-name="T2">言</text:span><text:span text:style-name="T3">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5">23</text:span><text:span text:style-name="T2">日当天湖北省</text:span><text:span text:style-name="T3">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5"><text:line-break/><text:line-break/><text:line-break/></text:span><text:span text:style-name="T2">另外吹捧台湾民主？这位？？？同学（我不信你</text:span><text:span text:style-name="T3">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5">‘</text:span><text:span text:style-name="T2">我</text:span><text:span text:style-name="T3">们台湾郎都是好人</text:span><text:span text:style-name="T5">’</text:span><text:span text:style-name="T2">的</text:span><text:span text:style-name="T3">绝对性宣称开始的，当时那句话的画外音就是大陆人都坏。我只是为台湾难过，不难过难道要和大陆众多网友一样纷纷庆贺蔡英文当选，台湾人越苦哈哈，就越高兴越爽？</text:span><text:span text:style-name="T5"><text:line-break/></text:span><text:span text:style-name="T2">人恒过，然后能改；困于心，衡于</text:span><text:span text:style-name="T3">虑，而后作；征于色，发于声，而后喻。入则无法家拂士，出则无敌国外患者，国恒亡。</text:span><text:span text:style-name="T5"><text:line-break/></text:span><text:span text:style-name="T2">　　然后知生于忧患，而死于安</text:span><text:span text:style-name="T3">乐也。</text:span><text:span text:style-name="T5"><text:line-break/></text:span><text:span text:style-name="T2">我只是在</text:span><text:span text:style-name="T3">说台湾越烂对大陆自身也同样不好，我学历不高说不出上面这样的话，这就变成我在吹嘘台湾民主了</text:span><text:span text:style-name="T5">?</text:span><text:span text:style-name="T2">。</text:span><text:span text:style-name="T5"><text:line-break/><text:line-break/></text:span><text:span text:style-name="T2">亲者痛而仇者快，</text:span><text:span text:style-name="T3">为这场瘟疫而高兴的大有人在，但我不是。我</text:span><text:span text:style-name="T5">29</text:span><text:span text:style-name="T2">日才出院，不过短短四天，因</text:span><text:span text:style-name="T3">为气愤，昨日膀胱炎复发了。本地有一位昨日被确诊的新冠肺炎患者，透露的行程是</text:span><text:span text:style-name="T5">28</text:span><text:span text:style-name="T2">日的下午他正是我住的那所医院发</text:span><text:span text:style-name="T3">热门诊。我身体极差，常年服用抗生素，去年大年初二又倒霉的大腿骨折（我瘫痪那年正是</text:span><text:span text:style-name="T5">1999</text:span><text:span text:style-name="T2">年的大年初二，</text:span><text:span text:style-name="T5">2019</text:span><text:span text:style-name="T2">年在医院听我父亲提起时，倍感唏嘘），至今未愈，之后生病就是更大的折磨了，每次犯病都只能呼叫救护车。</text:span><text:span text:style-name="T3">现在医院隔离了，医生开了些药物让我在家熬着，等疫情过去在住院治疗。</text:span><text:span text:style-name="T5"><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7">🔗</text:span>《關於蛋白質的基因編輯⋯》https://reurl.cc/nVKev1 <text:line-break/><text:span text:style-name="T7">🔗</text:span>《病毒的傳播特徵⋯》https://reurl.cc/NaWVl6 <text:line-break/><text:span text:style-name="T7">🔗</text:span>《關於基因戰的傳言⋯》https://reurl.cc/ObO9r7 <text:line-break/><text:span text:style-name="T7">🔗</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